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laceRegExp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RegExp.addFileset( Fil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RegExp.addConfigured( ResourceCollection r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laceRegExp.setByLine( boolean by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RegExp.ReplaceRegEx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laceRegExp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RegExp.setMatch( String mat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laceRegExp.createRegex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laceRegExp.createSubstitu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laceRegExp.setFlags( String fl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RegExp.execute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1">
            <text:p text:style-name="Table_20_Contents">21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ReplaceRegExp.doReplace( RegularExpression r , Substitution s , String input , int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laceRegExp.setByLine( String by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laceRegExp.setReplace( String repl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laceRegExp.doReplace( File f , int options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9">
            <text:p text:style-name="Table_20_Contents">10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